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3.84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8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2pt" style:font-size-asian="12pt" style:font-size-complex="12pt"/>
    </style:style>
    <style:style style:name="ce2" style:family="table-cell" style:parent-style-name="Default"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Liberation Sans1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>
          <table:table-cell/>
          <table:table-cell office:value-type="string" calcext:value-type="string">
            <text:p>pot portadora</text:p>
          </table:table-cell>
          <table:table-cell table:formula="of:=-8.36+3" office:value-type="float" office:value="-5.36" calcext:value-type="float">
            <text:p>-5,3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=kp*am=2</text:p>
          </table:table-cell>
          <table:table-cell office:value-type="string" calcext:value-type="string">
            <text:p>potenci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m=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formula="of:=-21.5+3" office:value-type="float" office:value="-18.5" calcext:value-type="float">
            <text:p>-18,5</text:p>
          </table:table-cell>
          <table:table-cell table:style-name="ce2" table:formula="of:=[.C4]-[.C1]" office:value-type="float" office:value="-13.14" calcext:value-type="float">
            <text:p>-13,14</text:p>
          </table:table-cell>
          <table:table-cell table:style-name="ce3" table:formula="of:=POWER(10;[.D4]/20)" office:value-type="float" office:value="0.220292646305346" calcext:value-type="float">
            <text:p>0,220292646305346</text:p>
          </table:table-cell>
          <table:table-cell table:style-name="ce2" table:formula="of:=BESSELJ(2;[.A4])" office:value-type="float" office:value="0.223890779141236" calcext:value-type="float">
            <text:p>0,223890779141236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-13.59+3" office:value-type="float" office:value="-10.59" calcext:value-type="float">
            <text:p>-10,59</text:p>
          </table:table-cell>
          <table:table-cell table:style-name="ce2" table:formula="of:=[.C5]-[.C1]" office:value-type="float" office:value="-5.23" calcext:value-type="float">
            <text:p>-5,23</text:p>
          </table:table-cell>
          <table:table-cell table:style-name="ce3" table:formula="of:=POWER(10;[.D5]/20)" office:value-type="float" office:value="0.547646100961894" calcext:value-type="float">
            <text:p>0,547646100961894</text:p>
          </table:table-cell>
          <table:table-cell table:style-name="ce2" table:formula="of:=BESSELJ(2;[.A5])" office:value-type="float" office:value="0.576724807756874" calcext:value-type="float">
            <text:p>0,57672480775687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-17.8+3" office:value-type="float" office:value="-14.8" calcext:value-type="float">
            <text:p>-14,8</text:p>
          </table:table-cell>
          <table:table-cell table:style-name="ce2" table:formula="of:=[.C6]-[.C1]" office:value-type="float" office:value="-9.44" calcext:value-type="float">
            <text:p>-9,44</text:p>
          </table:table-cell>
          <table:table-cell table:style-name="ce3" table:formula="of:=POWER(10;[.D6]/20)" office:value-type="float" office:value="0.337287308658869" calcext:value-type="float">
            <text:p>0,337287308658869</text:p>
          </table:table-cell>
          <table:table-cell table:style-name="ce2" table:formula="of:=BESSELJ(2;[.A6])" office:value-type="float" office:value="0.352834028615638" calcext:value-type="float">
            <text:p>0,352834028615638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-26.44+3" office:value-type="float" office:value="-23.44" calcext:value-type="float">
            <text:p>-23,44</text:p>
          </table:table-cell>
          <table:table-cell table:style-name="ce2" table:formula="of:=[.C7]-[.C1]" office:value-type="float" office:value="-18.08" calcext:value-type="float">
            <text:p>-18,08</text:p>
          </table:table-cell>
          <table:table-cell table:style-name="ce3" table:formula="of:=POWER(10;[.D7]/20)" office:value-type="float" office:value="0.124738351424294" calcext:value-type="float">
            <text:p>0,124738351424294</text:p>
          </table:table-cell>
          <table:table-cell table:style-name="ce2" table:formula="of:=BESSELJ(2;[.A7])" office:value-type="float" office:value="0.128943249474402" calcext:value-type="float">
            <text:p>0,12894324947440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-38.95+3" office:value-type="float" office:value="-35.95" calcext:value-type="float">
            <text:p>-35,95</text:p>
          </table:table-cell>
          <table:table-cell table:style-name="ce2" table:formula="of:=[.C8]-[.C1]" office:value-type="float" office:value="-30.59" calcext:value-type="float">
            <text:p>-30,59</text:p>
          </table:table-cell>
          <table:table-cell table:style-name="ce3" table:formula="of:=POWER(10;[.D8]/20)" office:value-type="float" office:value="0.0295460888847934" calcext:value-type="float">
            <text:p>0,029546088884793</text:p>
          </table:table-cell>
          <table:table-cell table:style-name="ce2" table:formula="of:=BESSELJ(2;[.A8])" office:value-type="float" office:value="0.0339957198075684" calcext:value-type="float">
            <text:p>0,033995719807569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-51.87+3" office:value-type="float" office:value="-48.87" calcext:value-type="float">
            <text:p>-48,87</text:p>
          </table:table-cell>
          <table:table-cell table:style-name="ce2" table:formula="of:=[.C9]-[.C1]" office:value-type="float" office:value="-43.51" calcext:value-type="float">
            <text:p>-43,51</text:p>
          </table:table-cell>
          <table:table-cell table:style-name="ce3" table:formula="of:=POWER(10;[.D9]/20)" office:value-type="float" office:value="0.00667574900964306" calcext:value-type="float">
            <text:p>0,006675749009643</text:p>
          </table:table-cell>
          <table:table-cell table:style-name="ce2" table:formula="of:=BESSELJ(2;[.A9])" office:value-type="float" office:value="0.00703962975587169" calcext:value-type="float">
            <text:p>0,00703962975587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=kp*am=4</text:p>
          </table:table-cell>
          <table:table-cell table:number-columns-repeated="1022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2"/>
          <table:table-cell table:formula="of:=-8.36+3" office:value-type="float" office:value="-5.36" calcext:value-type="float">
            <text:p>-5,3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=kp*am=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formula="of:=-21.36+3" office:value-type="float" office:value="-18.36" calcext:value-type="float">
            <text:p>-18,36</text:p>
          </table:table-cell>
          <table:table-cell table:formula="of:=[.C30]-[.C28]" office:value-type="float" office:value="-13" calcext:value-type="float">
            <text:p>-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-13.22+3" office:value-type="float" office:value="-10.22" calcext:value-type="float">
            <text:p>-10,22</text:p>
          </table:table-cell>
          <table:table-cell table:formula="of:=[.C31]-[.C28]" office:value-type="float" office:value="-4.86" calcext:value-type="float">
            <text:p>-4,8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-17.66+3" office:value-type="float" office:value="-14.66" calcext:value-type="float">
            <text:p>-14,66</text:p>
          </table:table-cell>
          <table:table-cell table:formula="of:=[.C32]-[.C28]" office:value-type="float" office:value="-9.3" calcext:value-type="float">
            <text:p>-9,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-26.32+3" office:value-type="float" office:value="-23.32" calcext:value-type="float">
            <text:p>-23,32</text:p>
          </table:table-cell>
          <table:table-cell table:formula="of:=[.C33]-[.C28]" office:value-type="float" office:value="-17.96" calcext:value-type="float">
            <text:p>-17,96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-37.93+3" office:value-type="float" office:value="-34.93" calcext:value-type="float">
            <text:p>-34,93</text:p>
          </table:table-cell>
          <table:table-cell table:formula="of:=[.C34]-[.C28]" office:value-type="float" office:value="-29.57" calcext:value-type="float">
            <text:p>-29,5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-51.68+3" office:value-type="float" office:value="-48.68" calcext:value-type="float">
            <text:p>-48,68</text:p>
          </table:table-cell>
          <table:table-cell table:formula="of:=[.C35]-[.C28]" office:value-type="float" office:value="-43.32" calcext:value-type="float">
            <text:p>-43,32</text:p>
          </table:table-cell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9T15:30:06.376241860</meta:creation-date>
    <dc:date>2023-01-19T15:59:37.247415112</dc:date>
    <meta:editing-duration>PT8M47S</meta:editing-duration>
    <meta:editing-cycles>1</meta:editing-cycles>
    <meta:document-statistic meta:table-count="1" meta:cell-count="56" meta:object-count="0"/>
    <meta:generator>LibreOffice/6.4.7.2$Linux_X86_64 LibreOffice_project/40$Build-2</meta:generator>
  </office:meta>
</office:document-meta>
</file>